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a53a5" officeooo:paragraph-rsid="000a53a5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rsid="000a53a5" officeooo:paragraph-rsid="000a53a5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normal" officeooo:rsid="000a53a5" officeooo:paragraph-rsid="000a53a5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font-weight="normal" officeooo:rsid="000b0b89" officeooo:paragraph-rsid="000b0b89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font-weight="normal" officeooo:rsid="000a53a5" officeooo:paragraph-rsid="000f8188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font-weight="normal" officeooo:rsid="000aa599" officeooo:paragraph-rsid="000f8188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font-weight="normal" officeooo:rsid="000f8188" officeooo:paragraph-rsid="000f8188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0c12ef" officeooo:paragraph-rsid="000c12ef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font-weight="bold" officeooo:rsid="000d1b79" officeooo:paragraph-rsid="000d1b79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0ea71" officeooo:paragraph-rsid="0010ea71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10ea71" officeooo:paragraph-rsid="0010ea71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113565" officeooo:paragraph-rsid="00113565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113565" officeooo:paragraph-rsid="0013ad49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12c8ac" officeooo:paragraph-rsid="0012c8ac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officeooo:paragraph-rsid="000d1b79"/>
    </style:style>
    <style:style style:name="P16" style:family="paragraph" style:parent-style-name="Standard" style:list-style-name="L4">
      <style:paragraph-properties fo:text-align="justify" style:justify-single-word="false"/>
      <style:text-properties officeooo:paragraph-rsid="000d1b79"/>
    </style:style>
    <style:style style:name="P17" style:family="paragraph" style:parent-style-name="Standard" style:list-style-name="L8">
      <style:paragraph-properties fo:text-align="justify" style:justify-single-word="false"/>
      <style:text-properties officeooo:paragraph-rsid="000d1b79"/>
    </style:style>
    <style:style style:name="P18" style:family="paragraph" style:parent-style-name="Standard" style:list-style-name="L8">
      <style:paragraph-properties fo:text-align="justify" style:justify-single-word="false"/>
      <style:text-properties officeooo:paragraph-rsid="000d8ca2"/>
    </style:style>
    <style:style style:name="P19" style:family="paragraph" style:parent-style-name="Standard">
      <style:paragraph-properties fo:text-align="justify" style:justify-single-word="false"/>
      <style:text-properties officeooo:paragraph-rsid="000d8ca2"/>
    </style:style>
    <style:style style:name="P20" style:family="paragraph" style:parent-style-name="Standard" style:list-style-name="L10">
      <style:paragraph-properties fo:text-align="justify" style:justify-single-word="false"/>
      <style:text-properties officeooo:paragraph-rsid="000d8ca2"/>
    </style:style>
    <style:style style:name="P21" style:family="paragraph" style:parent-style-name="Standard" style:list-style-name="L10">
      <style:paragraph-properties fo:text-align="justify" style:justify-single-word="false"/>
      <style:text-properties officeooo:paragraph-rsid="000e421c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10ea71" officeooo:paragraph-rsid="0010ea71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13ad49" officeooo:paragraph-rsid="0013ad49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143974" officeooo:paragraph-rsid="00143974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1549a1" officeooo:paragraph-rsid="001549a1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15efa7" officeooo:paragraph-rsid="0015efa7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177109" officeooo:paragraph-rsid="00177109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18916d" officeooo:paragraph-rsid="0018916d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19c248" officeooo:paragraph-rsid="0019c248" style:font-weight-asian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6pt" fo:font-weight="bold" officeooo:rsid="000c12ef" officeooo:paragraph-rsid="000c12ef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6pt" fo:font-weight="bold" officeooo:rsid="000a53a5" officeooo:paragraph-rsid="000a53a5" style:font-size-asian="16pt" style:font-weight-asian="bold" style:font-size-complex="16pt" style:font-weight-complex="bold"/>
    </style:style>
    <style:style style:name="T1" style:family="text">
      <style:text-properties officeooo:rsid="000aa599"/>
    </style:style>
    <style:style style:name="T2" style:family="text">
      <style:text-properties officeooo:rsid="000b0b89"/>
    </style:style>
    <style:style style:name="T3" style:family="text">
      <style:text-properties fo:font-size="14pt" fo:font-weight="normal" officeooo:rsid="000b0b89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0d1b79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0d8ca2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0e421c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10ea71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113565" style:font-size-asian="12.25pt" style:font-weight-asian="normal" style:font-size-complex="14pt" style:font-weight-complex="normal"/>
    </style:style>
    <style:style style:name="T9" style:family="text">
      <style:text-properties fo:font-size="14pt" fo:font-weight="bold" officeooo:rsid="000d1b79" style:font-size-asian="12.25pt" style:font-weight-asian="bold" style:font-size-complex="14pt" style:font-weight-complex="bold"/>
    </style:style>
    <style:style style:name="T10" style:family="text">
      <style:text-properties fo:font-size="14pt" fo:font-weight="bold" officeooo:rsid="000d8ca2" style:font-size-asian="12.25pt" style:font-weight-asian="bold" style:font-size-complex="14pt" style:font-weight-complex="bold"/>
    </style:style>
    <style:style style:name="T11" style:family="text">
      <style:text-properties fo:font-size="14pt" style:font-size-asian="12.25pt" style:font-size-complex="14pt"/>
    </style:style>
    <style:style style:name="T12" style:family="text">
      <style:text-properties fo:font-size="14pt" officeooo:rsid="00113565" style:font-size-asian="12.25pt" style:font-size-complex="14pt"/>
    </style:style>
    <style:style style:name="T13" style:family="text">
      <style:text-properties fo:font-size="14pt" fo:font-style="normal" fo:font-weight="bold" officeooo:rsid="00113565" style:font-size-asian="12.25pt" style:font-style-asian="normal" style:font-weight-asian="bold" style:font-size-complex="14pt" style:font-style-complex="normal" style:font-weight-complex="bold"/>
    </style:style>
    <style:style style:name="T14" style:family="text">
      <style:text-properties fo:font-size="14pt" fo:font-style="normal" style:font-size-asian="12.25pt" style:font-style-asian="normal" style:font-size-complex="14pt" style:font-style-complex="normal"/>
    </style:style>
    <style:style style:name="T15" style:family="text">
      <style:text-properties fo:font-size="14pt" fo:font-style="normal" officeooo:rsid="00143974" style:font-size-asian="12.25pt" style:font-style-asian="normal" style:font-size-complex="14pt" style:font-style-complex="normal"/>
    </style:style>
    <style:style style:name="T16" style:family="text">
      <style:text-properties officeooo:rsid="000e421c"/>
    </style:style>
    <style:style style:name="T17" style:family="text">
      <style:text-properties officeooo:rsid="000f8188"/>
    </style:style>
    <style:style style:name="T18" style:family="text">
      <style:text-properties officeooo:rsid="0010ea71"/>
    </style:style>
    <style:style style:name="T19" style:family="text">
      <style:text-properties fo:color="#ff0000" fo:font-size="14pt" fo:font-style="normal" style:font-size-asian="12.25pt" style:font-style-asian="normal" style:font-size-complex="14pt" style:font-style-complex="normal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6pt" officeooo:rsid="000b0b89" style:font-size-asian="16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Visão Geral do Sistema –<text:span text:style-name="T18"> Etapa I</text:span></text:p>
      <text:p text:style-name="P1"/>
      <text:p text:style-name="P2">Problema Existente</text:p>
      <text:p text:style-name="P3">Indisponibilidade de um sistema web para realização de eventos, onde seja possível atender as necessidades dos diversos participantes do evento. A princípio será atendida a necessidade do curso de Sistemas de Informação (SI) de uma página web para a divulgação e auxílio na realização da sua jornada acadêmica.</text:p>
      <text:p text:style-name="P3"/>
      <text:p text:style-name="P2">Impacto do Problema Existente</text:p>
      <text:p text:style-name="P3">A falta de um sistema que ajude na divulgação e realização da jornada acadêmica de SI torna a realização da mesma muito mais difícil, tomando mais tempo dos envolvidos na sua organização, assim como, compromete parte de sua qualidade e não captura dados para análise a posteriori sobre o evento.</text:p>
      <text:p text:style-name="P2"/>
      <text:p text:style-name="P2">Solução para o Problema Existente</text:p>
      <text:p text:style-name="P5">Sistema web que permitirá a divulgação e realização da jornada acadêmica de SI, <text:span text:style-name="T1">possibilitando que os diversos envolvidos (ministrantes de palestra(s) e/ou minicurso(s), coordenador e acadêmicos) <text:s/>no evento possam participar do evento com comodidade. </text:span></text:p>
      <text:p text:style-name="P6">O trabalho desenvolvido na realização do estágio obrigatório do primeiro semestre de dois mil e dezoito não contemplará o sistema na sua integralidade, portanto, nem tudo o que o sistema será capaz de fazer estar<text:span text:style-name="T2">á</text:span> <text:span text:style-name="T16">incluso</text:span> nessa documentação. <text:span text:style-name="T17">D</text:span>ocumentações futuras serão anexadas à essa para que se tenha a documentação completa do sistema web.</text:p>
      <text:p text:style-name="P7">O intuito dessa etapa do desenvolvimento do sistema limita-se ao cadastro de acadêmicos, coordenador, ministrante (professor de minicurso ou palestrante) e das atividades (minicurso ou palestra) e a implementação de alguns casos de usos que abrangem essas entidades.</text:p>
      <text:p text:style-name="P4"/>
      <text:p text:style-name="P30">Perfis e Responsabilidade dos Envolvidos –<text:span text:style-name="T18"> Etapa I</text:span></text:p>
      <text:p text:style-name="P8"/>
      <text:p text:style-name="P15"><text:span text:style-name="T9">Coordenador</text:span></text:p>
      <text:list xml:id="list2870414800" text:style-name="L4">
        <text:list-item>
          <text:p text:style-name="P16"><text:span text:style-name="T3">Cadastrar login do </text:span><text:span text:style-name="T7">ministrante</text:span><text:span text:style-name="T3"> </text:span><text:span text:style-name="T7">(de minicurso ou palestra</text:span><text:span text:style-name="T3">);</text:span></text:p>
        </text:list-item>
        <text:list-item>
          <text:p text:style-name="P16"><text:span text:style-name="T3">Gerenciar </text:span><text:span text:style-name="T6">atividades (minicurso e palestra)</text:span><text:span text:style-name="T3"> cadastrad</text:span><text:span text:style-name="T6">as</text:span><text:span text:style-name="T3">; </text:span></text:p>
        </text:list-item>
        <text:list-item>
          <text:p text:style-name="P16"><text:span text:style-name="T3">Gerenciar boletos;</text:span></text:p>
        </text:list-item>
        <text:list-item>
          <text:p text:style-name="P16"><text:span text:style-name="T3">Visualizar lista</text:span><text:span text:style-name="T8">s</text:span><text:span text:style-name="T3"> de chamada</text:span><text:span text:style-name="T8">s</text:span><text:span text:style-name="T3"> dos minicursos.</text:span></text:p>
        </text:list-item>
      </text:list>
      <text:p text:style-name="P9"/>
      <text:p text:style-name="P19"><text:span text:style-name="T10">Ministrante</text:span></text:p>
      <text:list xml:id="list1096300167" text:style-name="L10">
        <text:list-item>
          <text:p text:style-name="P20"><text:span text:style-name="T5">G</text:span><text:span text:style-name="T3">erenciar </text:span><text:span text:style-name="T6">atividade própria (</text:span><text:span text:style-name="T4">minicurso/palestra</text:span><text:span text:style-name="T6">)</text:span><text:span text:style-name="T3">;</text:span></text:p>
        </text:list-item>
        <text:list-item>
          <text:p text:style-name="P20"><text:span text:style-name="T3">Visualizar acadêmicos;</text:span></text:p>
        </text:list-item>
        <text:list-item>
          <text:p text:style-name="P21"><text:span text:style-name="T3">Realizar lista de chamada </text:span><text:span text:style-name="T6">(em caso de cadastro de atividade do tipo "minicurso")</text:span><text:span text:style-name="T3">;</text:span></text:p>
        </text:list-item>
        <text:list-item>
          <text:p text:style-name="P20"><text:span text:style-name="T3">Comunicar-se com acadêmicos (confirmados no minicurso) através de email.</text:span></text:p>
        </text:list-item>
      </text:list>
      <text:p text:style-name="P9"/>
      <text:p text:style-name="P15"><text:soft-page-break/><text:span text:style-name="T9">Acadêmico</text:span></text:p>
      <text:list xml:id="list1765487914" text:style-name="L8">
        <text:list-item>
          <text:p text:style-name="P17"><text:span text:style-name="T3">Realizar cadastro;</text:span></text:p>
        </text:list-item>
        <text:list-item>
          <text:p text:style-name="P18"><text:span text:style-name="T3">Editar atributos permitidos do seu perfi</text:span><text:span text:style-name="T5">l</text:span><text:span text:style-name="T3"> pessoa</text:span><text:span text:style-name="T5">l</text:span><text:span text:style-name="T3">; </text:span></text:p>
        </text:list-item>
        <text:list-item>
          <text:p text:style-name="P17"><text:span text:style-name="T3">Matricular ou remover um minicurso do seu perfil; </text:span></text:p>
        </text:list-item>
        <text:list-item>
          <text:p text:style-name="P17"><text:span text:style-name="T3">Gerar boleto.</text:span></text:p>
        </text:list-item>
      </text:list>
      <text:p text:style-name="P15"><text:span text:style-name="T3"/></text:p>
      <text:p text:style-name="P10"><text:span text:style-name="T21">R</text:span><text:span text:style-name="T20">equisitos Funcionais – Etapa I</text:span></text:p>
      <text:p text:style-name="P11"><text:span text:style-name="T12"/></text:p>
      <text:p text:style-name="P12"><text:span text:style-name="T14">Cadastrar login do ministrante</text:span></text:p>
      <text:p text:style-name="P23"><text:span text:style-name="T14">O sistema deverá permitir que o coordenador cadastre um ministrante no sistema e envi</text:span><text:span text:style-name="T15">e</text:span><text:span text:style-name="T14"> ao mesmo um login e senha para que </text:span><text:span text:style-name="T15">este </text:span><text:span text:style-name="T14">seja capaz de entrar no </text:span><text:span text:style-name="T15">seu </text:span><text:span text:style-name="T14">perfil, editar seus dados pessoais e gerenciar (incluir, editar ou excluir) atividades vinculadas </text:span><text:span text:style-name="T15">(palestra(s) e/ou minicurso(s))</text:span><text:span text:style-name="T14"> ao seu perfil.</text:span></text:p>
      <text:p text:style-name="P13"><text:span text:style-name="T14"/></text:p>
      <text:p text:style-name="P12"><text:span text:style-name="T14">Gerenciar atividades cadastradas</text:span></text:p>
      <text:p text:style-name="P24"><text:span text:style-name="T14">O sistema deverá permitir que o coordenador edite quaisquer atividades cadastradas no sistema pelos ministrantes.</text:span></text:p>
      <text:p text:style-name="P12"><text:span text:style-name="T14"/></text:p>
      <text:p text:style-name="P12"><text:span text:style-name="T14">Gerenciar boletos</text:span></text:p>
      <text:p text:style-name="P24"><text:span text:style-name="T14">O sistema deverá permitir que o coordenador tenha acesso às informações referentes aos status dos boletos.</text:span></text:p>
      <text:p text:style-name="P12"><text:span text:style-name="T14"/></text:p>
      <text:p text:style-name="P12"><text:span text:style-name="T14">Visualizar listas de chamadas dos minicursos</text:span></text:p>
      <text:p text:style-name="P25"><text:span text:style-name="T14">O sistema deverá permitir que o coordenador possa visualizar as listas de chamadas, contendo as presenças e faltas, realizadas pelos ministrantes de minicursos.</text:span></text:p>
      <text:p text:style-name="P25"><text:span text:style-name="T13"/></text:p>
      <text:p text:style-name="P12"><text:span text:style-name="T14">Gerenciar atividade</text:span></text:p>
      <text:p text:style-name="P26"><text:span text:style-name="T14">O sistema deverá permitir que um ministrante possa cadastrar uma atividade, palestra ou minicurso, gerando um vínculo entre ele(a) e a atividade cadastrada, assim como, deverá permitir que apenas o ministrante que a cadastrou e o coordenador possam editar ou excluir essa atividade.</text:span></text:p>
      <text:p text:style-name="P12"><text:span text:style-name="T14"/></text:p>
      <text:p text:style-name="P12"><text:span text:style-name="T14">Visualizar acadêmicos [cadastrados nos minicursos, pós confirmação do pagamento]</text:span></text:p>
      <text:p text:style-name="P27"><text:span text:style-name="T14">O sistema deverá permitir a visualização dos acadêmicos cadastrados em um minicurso apenas pelo ministrante do mesmo </text:span><text:span text:style-name="T19">[e ao coordenador?]</text:span><text:span text:style-name="T14">, após a confirmação de pagamento do minicurso pelo acadêmico, caso haja um valor a ser pago. </text:span></text:p>
      <text:p text:style-name="P11"><text:span text:style-name="T14"/></text:p>
      <text:p text:style-name="P12"><text:span text:style-name="T14">Realizar chamada de presença</text:span></text:p>
      <text:p text:style-name="P28"><text:span text:style-name="T14">O sistema deverá permitir que o ministrante de um minicurso realize uma lista de chamada de presença para confirmar a presença ou não de um acadêmico cadastrado no minicurso, exercendo assim controle sobre a assiduidade do mesmo.</text:span></text:p>
      <text:p text:style-name="P11"><text:span text:style-name="T14"/></text:p>
      <text:p text:style-name="P14"><text:span text:style-name="T14"/></text:p>
      <text:p text:style-name="P14"><text:soft-page-break/><text:span text:style-name="T14">Comunicar-se com acadêmicos </text:span></text:p>
      <text:p text:style-name="P29"><text:span text:style-name="T14">O sistema deverá permitir que um ministrante comunique-se através de email com todos os acadêmicos cujas inscrições estejam com pagamentos confirmados.</text:span></text:p>
      <text:p text:style-name="P29"><text:span text:style-name="T13"/></text:p>
      <text:p text:style-name="P11"><text:span text:style-name="T14">Cadastrar acadêmico</text:span></text:p>
      <text:p text:style-name="P11"><text:span text:style-name="T14"/></text:p>
      <text:p text:style-name="P11"><text:span text:style-name="T14"/></text:p>
      <text:p text:style-name="P11"><text:span text:style-name="T14">Vincular minicurso</text:span></text:p>
      <text:p text:style-name="P11"><text:span text:style-name="T14"/></text:p>
      <text:p text:style-name="P11"><text:span text:style-name="T14">Gerar boleto</text:span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1"><text:s/></text:span></text:p>
      <text:p text:style-name="P10"><text:span text:style-name="T11"/></text:p>
      <text:p text:style-name="P22"><text:span text:style-name="T11"/></text:p>
      <text:p text:style-name="P15"><text:span text:style-name="T3"/></text:p>
      <text:p text:style-name="P15"><text:span text:style-name="T3"/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7M3S</meta:editing-duration>
    <meta:editing-cycles>16</meta:editing-cycles>
    <meta:generator>LibreOffice/5.3.3.2$Windows_x86 LibreOffice_project/3d9a8b4b4e538a85e0782bd6c2d430bafe583448</meta:generator>
    <dc:date>2018-04-23T20:37:17.923000000</dc:date>
    <meta:document-statistic meta:table-count="0" meta:image-count="0" meta:object-count="0" meta:page-count="3" meta:paragraph-count="46" meta:word-count="614" meta:character-count="4133" meta:non-whitespace-character-count="3565"/>
    <meta:user-defined meta:name="Info 1"/>
    <meta:user-defined meta:name="Info 2"/>
    <meta:user-defined meta:name="Info 3"/>
    <meta:user-defined meta:name="Info 4"/>
  </office:meta>
</office:document-meta>
</file>